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none" draw:fill="none" draw:textarea-vertical-align="middle" fo:min-height="0.983cm" fo:min-width="2.54cm" fo:padding-top="0.071cm" fo:padding-bottom="0.071cm" fo:padding-left="0.071cm" fo:padding-right="0.071cm"/>
    </style:style>
    <style:style style:name="gr5" style:family="graphic" style:parent-style-name="standard">
      <style:graphic-properties draw:stroke="solid" svg:stroke-width="0.025cm" svg:stroke-color="#000000" draw:marker-end="Marker_5f_0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6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</style:style>
    <style:style style:name="gr7" style:family="graphic" style:parent-style-name="standard">
      <style:graphic-properties draw:stroke="none" draw:fill="none" draw:textarea-vertical-align="middle" fo:min-height="0.608cm" fo:min-width="2.54cm" fo:padding-top="0.071cm" fo:padding-bottom="0.071cm" fo:padding-left="0.071cm" fo:padding-right="0.071cm"/>
    </style:style>
    <style:style style:name="gr8" style:family="graphic" style:parent-style-name="standard">
      <style:graphic-properties draw:stroke="none" draw:fill="none" draw:textarea-vertical-align="middle" fo:min-height="0.358cm" fo:min-width="2.54cm" fo:padding-top="0.071cm" fo:padding-bottom="0.071cm" fo:padding-left="0.071cm" fo:padding-right="0.071cm"/>
    </style:style>
    <style:style style:name="gr9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10" style:family="graphic" style:parent-style-name="standard">
      <style:graphic-properties draw:stroke="dash" draw:stroke-dash="Dash_5f_0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11" style:family="graphic" style:parent-style-name="standard">
      <style:graphic-properties draw:stroke="none" draw:fill="none" draw:textarea-vertical-align="middle" fo:min-height="0.339cm" fo:min-width="2.54cm" fo:padding-top="0.141cm" fo:padding-bottom="0.141cm" fo:padding-left="0.212cm" fo:padding-right="0.212cm"/>
    </style:style>
    <style:style style:name="gr12" style:family="graphic" style:parent-style-name="standard">
      <style:graphic-properties draw:stroke="none" draw:fill="none" draw:textarea-vertical-align="middle" fo:min-height="0.847cm" fo:min-width="2.54cm" fo:padding-top="0.141cm" fo:padding-bottom="0.141cm" fo:padding-left="0.212cm" fo:padding-right="0.212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fo:margin-left="0cm" fo:margin-right="0cm" fo:margin-top="0cm" fo:margin-bottom="0cm" fo:line-height="120%" fo:text-align="end" fo:text-indent="0cm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T1" style:family="text">
      <style:text-properties fo:color="#000000" style:font-name="Calibri" fo:font-size="8pt" style:font-name-asian="Calibri" style:font-size-asian="8pt" style:font-name-complex="Calibri" style:font-size-complex="8pt"/>
    </style:style>
    <style:style style:name="T2" style:family="text">
      <style:text-properties fo:color="#000000" style:font-name="Calibri" fo:font-size="10pt" style:font-name-asian="Calibri" style:font-size-asian="10pt" style:font-name-complex="Calibri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ath draw:style-name="gr1" draw:text-style-name="P1" draw:layer="layout" svg:width="2.5cm" svg:height="1cm" svg:x="5.375cm" svg:y="1.7cm" svg:viewBox="0 0 2501 1001" svg:d="M500 1001h1502c87 0 174-23 250-67s139-107 183-183c43-76 66-163 66-251 0-87-23-174-66-250-44-76-107-139-183-183s-163-67-250-67h-1502c-87 0-174 23-250 67s-139 107-183 183c-43 76-67 163-67 251 0 87 24 174 67 250 44 76 107 139 183 183s163 67 250 67z">
              <text:p/>
            </draw:path>
            <draw:path draw:style-name="gr2" draw:text-style-name="P2" draw:layer="layout" svg:width="2.5cm" svg:height="1cm" svg:x="5.375cm" svg:y="1.7cm" svg:viewBox="0 0 2501 1001" svg:d="M500 1001h1502c87 0 174-23 250-67s139-107 183-183c43-76 66-163 66-251 0-87-23-174-66-250-44-76-107-139-183-183s-163-67-250-67h-1502c-87 0-174 23-250 67s-139 107-183 183c-43 76-67 163-67 251 0 87 24 174 67 250 44 76 107 139 183 183s163 67 250 67z">
              <text:p/>
            </draw:path>
          </draw:g>
          <draw:frame draw:style-name="gr3" draw:text-style-name="P2" draw:layer="layout" svg:width="2.5cm" svg:height="1cm" svg:x="5.375cm" svg:y="1.7cm">
            <draw:text-box>
              <text:p text:style-name="P3"><text:span text:style-name="T1">Incio</text:span></text:p>
            </draw:text-box>
          </draw:frame>
        </draw:g>
        <draw:g>
          <draw:g>
            <draw:polygon draw:style-name="gr1" draw:text-style-name="P1" draw:layer="layout" svg:width="2.5cm" svg:height="1.5cm" svg:x="9.125cm" svg:y="3.818cm" svg:viewBox="0 0 2501 1501" draw:points="0,751 1251,0 2501,751 1251,1501">
              <text:p/>
            </draw:polygon>
            <draw:polygon draw:style-name="gr2" draw:text-style-name="P2" draw:layer="layout" svg:width="2.5cm" svg:height="1.5cm" svg:x="9.125cm" svg:y="3.818cm" svg:viewBox="0 0 2501 1501" draw:points="0,751 1251,0 2501,751 1251,1501">
              <text:p/>
            </draw:polygon>
          </draw:g>
          <draw:frame draw:style-name="gr4" draw:text-style-name="P2" draw:layer="layout" svg:width="2.083cm" svg:height="1.125cm" svg:x="9.333cm" svg:y="4.005cm">
            <draw:text-box>
              <text:p text:style-name="P3"><text:span text:style-name="T1">Login</text:span></text:p>
            </draw:text-box>
          </draw:frame>
        </draw:g>
        <draw:polyline draw:style-name="gr5" draw:text-style-name="P2" draw:layer="layout" svg:width="2.5cm" svg:height="1.868cm" draw:transform="rotate (-3.14159265358979) translate (10.3712183436894cm 3.90716403516389cm)" svg:viewBox="0 0 2501 1869" draw:points="2501,1869 0,1869 0,0">
          <text:p/>
        </draw:polyline>
        <draw:g>
          <draw:g>
            <draw:polygon draw:style-name="gr1" draw:text-style-name="P1" draw:layer="layout" svg:width="2.5cm" svg:height="1cm" svg:x="9.125cm" svg:y="6.685cm" svg:viewBox="0 0 2501 1001" draw:points="0,1001 2501,1001 2501,0 0,0">
              <text:p/>
            </draw:polygon>
            <draw:polygon draw:style-name="gr2" draw:text-style-name="P2" draw:layer="layout" svg:width="2.5cm" svg:height="1cm" svg:x="9.125cm" svg:y="6.685cm" svg:viewBox="0 0 2501 1001" draw:points="0,1001 2501,1001 2501,0 0,0">
              <text:p/>
            </draw:polygon>
          </draw:g>
          <draw:frame draw:style-name="gr3" draw:text-style-name="P2" draw:layer="layout" svg:width="2.5cm" svg:height="1cm" svg:x="9.125cm" svg:y="6.685cm">
            <draw:text-box>
              <text:p text:style-name="P3"><text:span text:style-name="T1">Menu principal</text:span></text:p>
            </draw:text-box>
          </draw:frame>
        </draw:g>
        <draw:g>
          <draw:polygon draw:style-name="gr1" draw:text-style-name="P1" draw:layer="layout" svg:width="2.5cm" svg:height="1.5cm" svg:x="10cm" svg:y="9.215cm" svg:viewBox="0 0 2501 1501" draw:points="0,751 1251,0 2501,751 1251,1501">
            <text:p/>
          </draw:polygon>
          <draw:polygon draw:style-name="gr2" draw:text-style-name="P2" draw:layer="layout" svg:width="2.5cm" svg:height="1.5cm" svg:x="10cm" svg:y="9.215cm" svg:viewBox="0 0 2501 1501" draw:points="0,751 1251,0 2501,751 1251,1501">
            <text:p/>
          </draw:polygon>
        </draw:g>
        <draw:polyline draw:style-name="gr5" draw:text-style-name="P2" draw:layer="layout" svg:width="0.875cm" svg:height="1.53cm" svg:x="10.375cm" svg:y="7.685cm" svg:viewBox="0 0 876 1531" draw:points="0,0 0,375 876,375 876,1531">
          <text:p/>
        </draw:polyline>
        <draw:path draw:style-name="gr5" draw:text-style-name="P2" draw:layer="layout" svg:width="5cm" svg:height="0.891cm" svg:x="12.5cm" svg:y="9.882cm" svg:viewBox="0 0 5001 892" svg:d="M0 84h291c0-15 4-29 11-42 8-12 18-23 31-30 13-8 27-12 42-12 14 0 29 4 41 12 13 7 24 18 31 30 7 13 11 27 11 42h4543v808">
          <text:p/>
        </draw:path>
        <draw:polyline draw:style-name="gr5" draw:text-style-name="P2" draw:layer="layout" svg:width="5.365cm" svg:height="0.6cm" svg:x="4.635cm" svg:y="9.965cm" svg:viewBox="0 0 5366 601" draw:points="5366,0 0,0 0,601">
          <text:p/>
        </draw:polyline>
        <draw:g>
          <draw:g>
            <draw:polygon draw:style-name="gr1" draw:text-style-name="P1" draw:layer="layout" svg:width="2.5cm" svg:height="1.5cm" svg:x="3.385cm" svg:y="10.565cm" svg:viewBox="0 0 2501 1501" draw:points="0,1501 2501,1501 2501,0 0,0">
              <text:p/>
            </draw:polygon>
            <draw:polygon draw:style-name="gr2" draw:text-style-name="P2" draw:layer="layout" svg:width="2.5cm" svg:height="1.5cm" svg:x="3.385cm" svg:y="10.565cm" svg:viewBox="0 0 2501 1501" draw:points="0,1501 2501,1501 2501,0 0,0">
              <text:p/>
            </draw:polygon>
          </draw:g>
          <draw:frame draw:style-name="gr6" draw:text-style-name="P2" draw:layer="layout" svg:width="2.5cm" svg:height="1.5cm" svg:x="3.385cm" svg:y="10.565cm">
            <draw:text-box>
              <text:p text:style-name="P3"><text:span text:style-name="T1">1. Pedido</text:span></text:p>
            </draw:text-box>
          </draw:frame>
        </draw:g>
        <draw:g>
          <draw:g>
            <draw:polygon draw:style-name="gr1" draw:text-style-name="P1" draw:layer="layout" svg:width="2.5cm" svg:height="1.5cm" svg:x="16.25cm" svg:y="10.771cm" svg:viewBox="0 0 2501 1501" draw:points="0,1501 2501,1501 2501,0 0,0">
              <text:p/>
            </draw:polygon>
            <draw:polygon draw:style-name="gr2" draw:text-style-name="P2" draw:layer="layout" svg:width="2.5cm" svg:height="1.5cm" svg:x="16.25cm" svg:y="10.771cm" svg:viewBox="0 0 2501 1501" draw:points="0,1501 2501,1501 2501,0 0,0">
              <text:p/>
            </draw:polygon>
          </draw:g>
          <draw:frame draw:style-name="gr6" draw:text-style-name="P2" draw:layer="layout" svg:width="2.5cm" svg:height="1.5cm" svg:x="16.25cm" svg:y="10.771cm">
            <draw:text-box>
              <text:p text:style-name="P3"><text:span text:style-name="T1">2. Estoque</text:span></text:p>
            </draw:text-box>
          </draw:frame>
        </draw:g>
        <draw:g>
          <draw:g>
            <draw:polygon draw:style-name="gr1" draw:text-style-name="P1" draw:layer="layout" svg:width="2.5cm" svg:height="1.5cm" svg:x="10cm" svg:y="13.915cm" svg:viewBox="0 0 2501 1501" draw:points="0,1501 2501,1501 2501,0 0,0">
              <text:p/>
            </draw:polygon>
            <draw:polygon draw:style-name="gr2" draw:text-style-name="P2" draw:layer="layout" svg:width="2.5cm" svg:height="1.5cm" svg:x="10cm" svg:y="13.915cm" svg:viewBox="0 0 2501 1501" draw:points="0,1501 2501,1501 2501,0 0,0">
              <text:p/>
            </draw:polygon>
          </draw:g>
          <draw:frame draw:style-name="gr6" draw:text-style-name="P2" draw:layer="layout" svg:width="2.5cm" svg:height="1.5cm" svg:x="10cm" svg:y="13.915cm">
            <draw:text-box>
              <text:p text:style-name="P3"><text:span text:style-name="T1">3. Config</text:span></text:p>
            </draw:text-box>
          </draw:frame>
        </draw:g>
        <draw:line draw:style-name="gr5" draw:text-style-name="P2" draw:layer="layout" svg:x1="11.25cm" svg:y1="10.715cm" svg:x2="11.25cm" svg:y2="13.915cm">
          <text:p/>
        </draw:line>
        <draw:g>
          <draw:polygon draw:style-name="gr1" draw:text-style-name="P1" draw:layer="layout" svg:width="0.885cm" svg:height="0.75cm" svg:x="4.193cm" svg:y="14.29cm" svg:viewBox="0 0 886 751" draw:points="0,375 443,0 886,375 443,751">
            <text:p/>
          </draw:polygon>
          <draw:polygon draw:style-name="gr2" draw:text-style-name="P2" draw:layer="layout" svg:width="0.885cm" svg:height="0.75cm" svg:x="4.193cm" svg:y="14.29cm" svg:viewBox="0 0 886 751" draw:points="0,375 443,0 886,375 443,751">
            <text:p/>
          </draw:polygon>
        </draw:g>
        <draw:g>
          <draw:polygon draw:style-name="gr1" draw:text-style-name="P1" draw:layer="layout" svg:width="2.5cm" svg:height="1.5cm" svg:x="16.25cm" svg:y="13.021cm" svg:viewBox="0 0 2501 1501" draw:points="0,751 1251,0 2501,751 1251,1501">
            <text:p/>
          </draw:polygon>
          <draw:polygon draw:style-name="gr2" draw:text-style-name="P2" draw:layer="layout" svg:width="2.5cm" svg:height="1.5cm" svg:x="16.25cm" svg:y="13.021cm" svg:viewBox="0 0 2501 1501" draw:points="0,751 1251,0 2501,751 1251,1501">
            <text:p/>
          </draw:polygon>
        </draw:g>
        <draw:g>
          <draw:g>
            <draw:polygon draw:style-name="gr1" draw:text-style-name="P1" draw:layer="layout" svg:width="1.25cm" svg:height="0.75cm" svg:x="19.115cm" svg:y="15.271cm" svg:viewBox="0 0 1251 751" draw:points="0,751 1251,751 1251,0 0,0">
              <text:p/>
            </draw:polygon>
            <draw:path draw:style-name="gr2" draw:text-style-name="P2" draw:layer="layout" svg:width="1.25cm" svg:height="0.75cm" svg:x="19.115cm" svg:y="15.271cm" svg:viewBox="0 0 1251 751" svg:d="M0 751h1251v-751h-1251zM299 751v-751M951 751v-751">
              <text:p/>
            </draw:path>
          </draw:g>
          <draw:frame draw:style-name="gr7" draw:text-style-name="P2" draw:layer="layout" svg:width="0.65cm" svg:height="0.75cm" svg:x="19.415cm" svg:y="15.271cm">
            <draw:text-box>
              <text:p text:style-name="P3"><text:span text:style-name="T1">AE</text:span></text:p>
            </draw:text-box>
          </draw:frame>
        </draw:g>
        <draw:g>
          <draw:g>
            <draw:polygon draw:style-name="gr1" draw:text-style-name="P1" draw:layer="layout" svg:width="1.25cm" svg:height="0.75cm" svg:x="14.75cm" svg:y="15.271cm" svg:viewBox="0 0 1251 751" draw:points="0,751 1251,751 1251,0 0,0">
              <text:p/>
            </draw:polygon>
            <draw:path draw:style-name="gr2" draw:text-style-name="P2" draw:layer="layout" svg:width="1.25cm" svg:height="0.75cm" svg:x="14.75cm" svg:y="15.271cm" svg:viewBox="0 0 1251 751" svg:d="M0 751h1251v-751h-1251zM299 751v-751M951 751v-751">
              <text:p/>
            </draw:path>
          </draw:g>
          <draw:frame draw:style-name="gr7" draw:text-style-name="P2" draw:layer="layout" svg:width="0.65cm" svg:height="0.75cm" svg:x="15.05cm" svg:y="15.271cm">
            <draw:text-box>
              <text:p text:style-name="P3"><text:span text:style-name="T1">CE</text:span></text:p>
            </draw:text-box>
          </draw:frame>
        </draw:g>
        <draw:path draw:style-name="gr5" draw:text-style-name="P2" draw:layer="layout" svg:width="2.24cm" svg:height="0.75cm" svg:x="17.5cm" svg:y="14.521cm" svg:viewBox="0 0 2241 751" svg:d="M0 0v375h127c0-15 4-29 11-42 8-12 18-23 31-30 12-7 27-11 41-11 15 0 29 4 42 11 12 7 23 18 30 30 7 13 11 27 11 42h1948v376">
          <text:p/>
        </draw:path>
        <draw:path draw:style-name="gr5" draw:text-style-name="P2" draw:layer="layout" svg:width="2.125cm" svg:height="0.75cm" svg:x="15.375cm" svg:y="14.521cm" svg:viewBox="0 0 2126 751" svg:d="M2126 0v375h-1083c0-15-3-29-11-42-7-12-17-23-30-30s-27-11-42-11c-14 0-28 4-41 11s-23 18-30 30c-8 13-12 27-12 42h-877v376">
          <text:p/>
        </draw:path>
        <draw:line draw:style-name="gr5" draw:text-style-name="P2" draw:layer="layout" svg:x1="17.5cm" svg:y1="12.271cm" svg:x2="17.5cm" svg:y2="13.021cm">
          <text:p/>
        </draw:line>
        <draw:polyline draw:style-name="gr5" draw:text-style-name="P2" draw:layer="layout" svg:width="5.865cm" svg:height="5.805cm" svg:x="3.26cm" svg:y="7.185cm" svg:viewBox="0 0 5866 5806" draw:points="374,5806 0,5806 0,0 5866,0">
          <text:p/>
        </draw:polyline>
        <draw:polyline draw:style-name="gr5" draw:text-style-name="P2" draw:layer="layout" svg:width="7.5cm" svg:height="3.971cm" svg:x="11.625cm" svg:y="7.55cm" svg:viewBox="0 0 7501 3972" draw:points="7126,3972 7501,3972 7501,0 0,0">
          <text:p/>
        </draw:polyline>
        <draw:polyline draw:style-name="gr5" draw:text-style-name="P2" draw:layer="layout" svg:width="1.25cm" svg:height="7.115cm" svg:x="11.625cm" svg:y="7.55cm" svg:viewBox="0 0 1251 7116" draw:points="876,7116 1251,7116 1251,0 0,0">
          <text:p/>
        </draw:polyline>
        <draw:g>
          <draw:polygon draw:style-name="gr1" draw:text-style-name="P1" draw:layer="layout" svg:width="1.25cm" svg:height="0.75cm" svg:x="2.55cm" svg:y="17.091cm" svg:viewBox="0 0 1251 751" draw:points="0,376 626,0 1251,376 626,751">
            <text:p/>
          </draw:polygon>
          <draw:polygon draw:style-name="gr2" draw:text-style-name="P2" draw:layer="layout" svg:width="1.25cm" svg:height="0.75cm" svg:x="2.55cm" svg:y="17.091cm" svg:viewBox="0 0 1251 751" draw:points="0,376 626,0 1251,376 626,751">
            <text:p/>
          </draw:polygon>
        </draw:g>
        <draw:g>
          <draw:g>
            <draw:polygon draw:style-name="gr1" draw:text-style-name="P1" draw:layer="layout" svg:width="1.25cm" svg:height="0.75cm" svg:x="1.125cm" svg:y="18.499cm" svg:viewBox="0 0 1251 751" draw:points="0,751 1251,751 1251,0 0,0">
              <text:p/>
            </draw:polygon>
            <draw:polygon draw:style-name="gr2" draw:text-style-name="P2" draw:layer="layout" svg:width="1.25cm" svg:height="0.75cm" svg:x="1.125cm" svg:y="18.499cm" svg:viewBox="0 0 1251 751" draw:points="0,751 1251,751 1251,0 0,0">
              <text:p/>
            </draw:polygon>
          </draw:g>
          <draw:frame draw:style-name="gr7" draw:text-style-name="P2" draw:layer="layout" svg:width="1.25cm" svg:height="0.75cm" svg:x="1.125cm" svg:y="18.499cm">
            <draw:text-box>
              <text:p text:style-name="P3"><text:span text:style-name="T1">Delivery</text:span></text:p>
            </draw:text-box>
          </draw:frame>
        </draw:g>
        <draw:g>
          <draw:g>
            <draw:polygon draw:style-name="gr1" draw:text-style-name="P1" draw:layer="layout" svg:width="1.25cm" svg:height="0.75cm" svg:x="3.75cm" svg:y="18.499cm" svg:viewBox="0 0 1251 751" draw:points="0,751 1251,751 1251,0 0,0">
              <text:p/>
            </draw:polygon>
            <draw:polygon draw:style-name="gr2" draw:text-style-name="P2" draw:layer="layout" svg:width="1.25cm" svg:height="0.75cm" svg:x="3.75cm" svg:y="18.499cm" svg:viewBox="0 0 1251 751" draw:points="0,751 1251,751 1251,0 0,0">
              <text:p/>
            </draw:polygon>
          </draw:g>
          <draw:frame draw:style-name="gr7" draw:text-style-name="P2" draw:layer="layout" svg:width="1.25cm" svg:height="0.75cm" svg:x="3.75cm" svg:y="18.499cm">
            <draw:text-box>
              <text:p text:style-name="P3"><text:span text:style-name="T1">Mesa</text:span></text:p>
            </draw:text-box>
          </draw:frame>
        </draw:g>
        <draw:polyline draw:style-name="gr5" draw:text-style-name="P2" draw:layer="layout" svg:width="1.425cm" svg:height="0.658cm" svg:x="1.75cm" svg:y="17.841cm" svg:viewBox="0 0 1426 659" draw:points="1426,0 1426,376 0,376 0,659">
          <text:p/>
        </draw:polyline>
        <draw:polyline draw:style-name="gr5" draw:text-style-name="P2" draw:layer="layout" svg:width="1.2cm" svg:height="0.658cm" svg:x="3.175cm" svg:y="17.841cm" svg:viewBox="0 0 1201 659" draw:points="0,0 0,376 1201,376 1201,659">
          <text:p/>
        </draw:polyline>
        <draw:g>
          <draw:g>
            <draw:polygon draw:style-name="gr1" draw:text-style-name="P1" draw:layer="layout" svg:width="1.25cm" svg:height="0.75cm" svg:x="3.75cm" svg:y="19.907cm" svg:viewBox="0 0 1251 751" draw:points="0,751 1251,751 1251,0 0,0">
              <text:p/>
            </draw:polygon>
            <draw:polygon draw:style-name="gr2" draw:text-style-name="P2" draw:layer="layout" svg:width="1.25cm" svg:height="0.75cm" svg:x="3.75cm" svg:y="19.907cm" svg:viewBox="0 0 1251 751" draw:points="0,751 1251,751 1251,0 0,0">
              <text:p/>
            </draw:polygon>
          </draw:g>
          <draw:frame draw:style-name="gr7" draw:text-style-name="P2" draw:layer="layout" svg:width="1.25cm" svg:height="0.75cm" svg:x="3.75cm" svg:y="19.907cm">
            <draw:text-box>
              <text:p text:style-name="P3"><text:span text:style-name="T1">AnPedido</text:span></text:p>
            </draw:text-box>
          </draw:frame>
        </draw:g>
        <draw:line draw:style-name="gr5" draw:text-style-name="P2" draw:layer="layout" svg:x1="1.75cm" svg:y1="19.249cm" svg:x2="1.75cm" svg:y2="19.906cm">
          <text:p/>
        </draw:line>
        <draw:g>
          <draw:polygon draw:style-name="gr1" draw:text-style-name="P1" draw:layer="layout" svg:width="1.25cm" svg:height="0.75cm" svg:x="1.125cm" svg:y="21.315cm" svg:viewBox="0 0 1251 751" draw:points="0,375 626,0 1251,375 626,751">
            <text:p/>
          </draw:polygon>
          <draw:polygon draw:style-name="gr2" draw:text-style-name="P2" draw:layer="layout" svg:width="1.25cm" svg:height="0.75cm" svg:x="1.125cm" svg:y="21.315cm" svg:viewBox="0 0 1251 751" draw:points="0,375 626,0 1251,375 626,751">
            <text:p/>
          </draw:polygon>
        </draw:g>
        <draw:g>
          <draw:g>
            <draw:polygon draw:style-name="gr1" draw:text-style-name="P1" draw:layer="layout" svg:width="1.25cm" svg:height="0.75cm" svg:x="2.375cm" svg:y="22.723cm" svg:viewBox="0 0 1251 751" draw:points="0,751 1251,751 1251,0 0,0">
              <text:p/>
            </draw:polygon>
            <draw:polygon draw:style-name="gr2" draw:text-style-name="P2" draw:layer="layout" svg:width="1.25cm" svg:height="0.75cm" svg:x="2.375cm" svg:y="22.723cm" svg:viewBox="0 0 1251 751" draw:points="0,751 1251,751 1251,0 0,0">
              <text:p/>
            </draw:polygon>
          </draw:g>
          <draw:frame draw:style-name="gr7" draw:text-style-name="P2" draw:layer="layout" svg:width="1.25cm" svg:height="0.75cm" svg:x="2.375cm" svg:y="22.723cm">
            <draw:text-box>
              <text:p text:style-name="P3"><text:span text:style-name="T1">ExClient</text:span></text:p>
            </draw:text-box>
          </draw:frame>
        </draw:g>
        <draw:polyline draw:style-name="gr5" draw:text-style-name="P2" draw:layer="layout" svg:width="1.25cm" svg:height="0.658cm" svg:x="1.75cm" svg:y="22.065cm" svg:viewBox="0 0 1251 659" draw:points="0,0 0,376 1251,376 1251,659">
          <text:p/>
        </draw:polyline>
        <draw:g>
          <draw:g>
            <draw:polygon draw:style-name="gr1" draw:text-style-name="P1" draw:layer="layout" svg:width="1.25cm" svg:height="0.75cm" svg:x="0.635cm" svg:y="24.131cm" svg:viewBox="0 0 1251 751" draw:points="0,751 1251,751 1251,0 0,0">
              <text:p/>
            </draw:polygon>
            <draw:polygon draw:style-name="gr2" draw:text-style-name="P2" draw:layer="layout" svg:width="1.25cm" svg:height="0.75cm" svg:x="0.635cm" svg:y="24.131cm" svg:viewBox="0 0 1251 751" draw:points="0,751 1251,751 1251,0 0,0">
              <text:p/>
            </draw:polygon>
          </draw:g>
          <draw:frame draw:style-name="gr7" draw:text-style-name="P2" draw:layer="layout" svg:width="1.25cm" svg:height="0.75cm" svg:x="0.635cm" svg:y="24.131cm">
            <draw:text-box>
              <text:p text:style-name="P3"><text:span text:style-name="T1">Cadastrar</text:span></text:p>
            </draw:text-box>
          </draw:frame>
        </draw:g>
        <draw:g>
          <draw:g>
            <draw:polygon draw:style-name="gr1" draw:text-style-name="P1" draw:layer="layout" svg:width="1.25cm" svg:height="0.75cm" svg:x="2.375cm" svg:y="24.131cm" svg:viewBox="0 0 1251 751" draw:points="0,751 1251,751 1251,0 0,0">
              <text:p/>
            </draw:polygon>
            <draw:polygon draw:style-name="gr2" draw:text-style-name="P2" draw:layer="layout" svg:width="1.25cm" svg:height="0.75cm" svg:x="2.375cm" svg:y="24.131cm" svg:viewBox="0 0 1251 751" draw:points="0,751 1251,751 1251,0 0,0">
              <text:p/>
            </draw:polygon>
          </draw:g>
          <draw:frame draw:style-name="gr7" draw:text-style-name="P2" draw:layer="layout" svg:width="1.25cm" svg:height="0.75cm" svg:x="2.375cm" svg:y="24.131cm">
            <draw:text-box>
              <text:p text:style-name="P3"><text:span text:style-name="T1">Procurar</text:span></text:p>
            </draw:text-box>
          </draw:frame>
        </draw:g>
        <draw:line draw:style-name="gr5" draw:text-style-name="P2" draw:layer="layout" svg:x1="3cm" svg:y1="23.473cm" svg:x2="3cm" svg:y2="24.13cm">
          <text:p/>
        </draw:line>
        <draw:g>
          <draw:g>
            <draw:polygon draw:style-name="gr1" draw:text-style-name="P1" draw:layer="layout" svg:width="1.25cm" svg:height="0.75cm" svg:x="3.75cm" svg:y="25.749cm" svg:viewBox="0 0 1251 751" draw:points="0,751 1251,751 1251,0 0,0">
              <text:p/>
            </draw:polygon>
            <draw:polygon draw:style-name="gr2" draw:text-style-name="P2" draw:layer="layout" svg:width="1.25cm" svg:height="0.75cm" svg:x="3.75cm" svg:y="25.749cm" svg:viewBox="0 0 1251 751" draw:points="0,751 1251,751 1251,0 0,0">
              <text:p/>
            </draw:polygon>
          </draw:g>
          <draw:frame draw:style-name="gr7" draw:text-style-name="P2" draw:layer="layout" svg:width="1.25cm" svg:height="0.75cm" svg:x="3.75cm" svg:y="25.749cm">
            <draw:text-box>
              <text:p text:style-name="P3"><text:span text:style-name="T1">AmMesa</text:span></text:p>
            </draw:text-box>
          </draw:frame>
        </draw:g>
        <draw:polyline draw:style-name="gr5" draw:text-style-name="P2" draw:layer="layout" svg:width="0cm" svg:height="5.091cm" svg:x="4.375cm" svg:y="20.657cm" svg:viewBox="0 0 0 5092" draw:points="0,0 0,1990 0,5092">
          <text:p/>
        </draw:polyline>
        <draw:g>
          <draw:g>
            <draw:polygon draw:style-name="gr1" draw:text-style-name="P1" draw:layer="layout" svg:width="1.25cm" svg:height="0.75cm" svg:x="1.55cm" svg:y="25.749cm" svg:viewBox="0 0 1251 751" draw:points="0,751 1251,751 1251,0 0,0">
              <text:p/>
            </draw:polygon>
            <draw:polygon draw:style-name="gr2" draw:text-style-name="P2" draw:layer="layout" svg:width="1.25cm" svg:height="0.75cm" svg:x="1.55cm" svg:y="25.749cm" svg:viewBox="0 0 1251 751" draw:points="0,751 1251,751 1251,0 0,0">
              <text:p/>
            </draw:polygon>
          </draw:g>
          <draw:frame draw:style-name="gr7" draw:text-style-name="P2" draw:layer="layout" svg:width="1.25cm" svg:height="0.75cm" svg:x="1.55cm" svg:y="25.749cm">
            <draw:text-box>
              <text:p text:style-name="P3"><text:span text:style-name="T1">FormPag</text:span></text:p>
            </draw:text-box>
          </draw:frame>
        </draw:g>
        <draw:polyline draw:style-name="gr5" draw:text-style-name="P2" draw:layer="layout" svg:width="0.915cm" svg:height="0.868cm" svg:x="1.26cm" svg:y="24.881cm" svg:viewBox="0 0 916 869" draw:points="0,0 0,375 916,375 916,869">
          <text:p/>
        </draw:polyline>
        <draw:polyline draw:style-name="gr5" draw:text-style-name="P2" draw:layer="layout" svg:width="0.825cm" svg:height="0.868cm" svg:x="2.175cm" svg:y="24.881cm" svg:viewBox="0 0 826 869" draw:points="826,0 826,375 0,375 0,869">
          <text:p/>
        </draw:polyline>
        <draw:line draw:style-name="gr5" draw:text-style-name="P2" draw:layer="layout" svg:x1="3.75cm" svg:y1="26.124cm" svg:x2="2.8cm" svg:y2="26.124cm">
          <text:p/>
        </draw:line>
        <draw:g>
          <draw:g>
            <draw:polygon draw:style-name="gr1" draw:text-style-name="P1" draw:layer="layout" svg:width="1.25cm" svg:height="0.75cm" svg:x="3.75cm" svg:y="27.901cm" svg:viewBox="0 0 1251 751" draw:points="0,751 1251,751 1251,0 0,0">
              <text:p/>
            </draw:polygon>
            <draw:polygon draw:style-name="gr2" draw:text-style-name="P2" draw:layer="layout" svg:width="1.25cm" svg:height="0.75cm" svg:x="3.75cm" svg:y="27.901cm" svg:viewBox="0 0 1251 751" draw:points="0,751 1251,751 1251,0 0,0">
              <text:p/>
            </draw:polygon>
          </draw:g>
          <draw:frame draw:style-name="gr7" draw:text-style-name="P2" draw:layer="layout" svg:width="1.25cm" svg:height="0.75cm" svg:x="3.75cm" svg:y="27.901cm">
            <draw:text-box>
              <text:p text:style-name="P3"><text:span text:style-name="T1">FinalizarP</text:span></text:p>
            </draw:text-box>
          </draw:frame>
        </draw:g>
        <draw:line draw:style-name="gr5" draw:text-style-name="P2" draw:layer="layout" svg:x1="2.175cm" svg:y1="26.499cm" svg:x2="2.175cm" svg:y2="26.824cm">
          <text:p/>
        </draw:line>
        <draw:g>
          <draw:g>
            <draw:polygon draw:style-name="gr1" draw:text-style-name="P1" draw:layer="layout" svg:width="1.25cm" svg:height="0.75cm" svg:x="6.25cm" svg:y="15.965cm" svg:viewBox="0 0 1251 751" draw:points="0,751 1251,751 1251,0 0,0">
              <text:p/>
            </draw:polygon>
            <draw:polygon draw:style-name="gr2" draw:text-style-name="P2" draw:layer="layout" svg:width="1.25cm" svg:height="0.75cm" svg:x="6.25cm" svg:y="15.965cm" svg:viewBox="0 0 1251 751" draw:points="0,751 1251,751 1251,0 0,0">
              <text:p/>
            </draw:polygon>
          </draw:g>
          <draw:frame draw:style-name="gr7" draw:text-style-name="P2" draw:layer="layout" svg:width="1.25cm" svg:height="0.823cm" svg:x="6.25cm" svg:y="15.929cm">
            <draw:text-box>
              <text:p text:style-name="P3"><text:span text:style-name="T1">CancelarPedido</text:span></text:p>
            </draw:text-box>
          </draw:frame>
        </draw:g>
        <draw:g>
          <draw:g>
            <draw:polygon draw:style-name="gr1" draw:text-style-name="P1" draw:layer="layout" svg:width="1.25cm" svg:height="0.75cm" svg:x="0.635cm" svg:y="22.723cm" svg:viewBox="0 0 1251 751" draw:points="0,751 1251,751 1251,0 0,0">
              <text:p/>
            </draw:polygon>
            <draw:polygon draw:style-name="gr2" draw:text-style-name="P2" draw:layer="layout" svg:width="1.25cm" svg:height="0.75cm" svg:x="0.635cm" svg:y="22.723cm" svg:viewBox="0 0 1251 751" draw:points="0,751 1251,751 1251,0 0,0">
              <text:p/>
            </draw:polygon>
          </draw:g>
          <draw:frame draw:style-name="gr7" draw:text-style-name="P2" draw:layer="layout" svg:width="1.25cm" svg:height="0.75cm" svg:x="0.635cm" svg:y="22.723cm">
            <draw:text-box>
              <text:p text:style-name="P3"><text:span text:style-name="T1">NvClient</text:span></text:p>
            </draw:text-box>
          </draw:frame>
        </draw:g>
        <draw:g>
          <draw:polygon draw:style-name="gr1" draw:text-style-name="P1" draw:layer="layout" svg:width="1.25cm" svg:height="1cm" svg:x="9.875cm" svg:y="22.341cm" svg:viewBox="0 0 1251 1001" draw:points="0,500 626,0 1251,500 626,1001">
            <text:p/>
          </draw:polygon>
          <draw:polygon draw:style-name="gr2" draw:text-style-name="P2" draw:layer="layout" svg:width="1.25cm" svg:height="1cm" svg:x="9.875cm" svg:y="22.341cm" svg:viewBox="0 0 1251 1001" draw:points="0,500 626,0 1251,500 626,1001">
            <text:p/>
          </draw:polygon>
        </draw:g>
        <draw:polyline draw:style-name="gr5" draw:text-style-name="P2" draw:layer="layout" svg:width="0.75cm" svg:height="6.926cm" svg:x="10.5cm" svg:y="15.415cm" svg:viewBox="0 0 751 6927" draw:points="751,0 751,375 0,375 0,6927">
          <text:p/>
        </draw:polyline>
        <draw:g>
          <draw:g>
            <draw:polygon draw:style-name="gr1" draw:text-style-name="P1" draw:layer="layout" svg:width="1cm" svg:height="0.75cm" svg:x="7cm" svg:y="23.565cm" svg:viewBox="0 0 1001 751" draw:points="0,751 1001,751 1001,0 0,0">
              <text:p/>
            </draw:polygon>
            <draw:polygon draw:style-name="gr2" draw:text-style-name="P2" draw:layer="layout" svg:width="1cm" svg:height="0.75cm" svg:x="7cm" svg:y="23.565cm" svg:viewBox="0 0 1001 751" draw:points="0,751 1001,751 1001,0 0,0">
              <text:p/>
            </draw:polygon>
          </draw:g>
          <draw:frame draw:style-name="gr7" draw:text-style-name="P2" draw:layer="layout" svg:width="1cm" svg:height="0.75cm" svg:x="7cm" svg:y="23.565cm">
            <draw:text-box>
              <text:p text:style-name="P3"><text:span text:style-name="T1">Relt</text:span></text:p>
            </draw:text-box>
          </draw:frame>
        </draw:g>
        <draw:g>
          <draw:g>
            <draw:polygon draw:style-name="gr1" draw:text-style-name="P1" draw:layer="layout" svg:width="1cm" svg:height="0.75cm" svg:x="12.5cm" svg:y="23.565cm" svg:viewBox="0 0 1001 751" draw:points="0,751 1001,751 1001,0 0,0">
              <text:p/>
            </draw:polygon>
            <draw:polygon draw:style-name="gr2" draw:text-style-name="P2" draw:layer="layout" svg:width="1cm" svg:height="0.75cm" svg:x="12.5cm" svg:y="23.565cm" svg:viewBox="0 0 1001 751" draw:points="0,751 1001,751 1001,0 0,0">
              <text:p/>
            </draw:polygon>
          </draw:g>
          <draw:frame draw:style-name="gr7" draw:text-style-name="P2" draw:layer="layout" svg:width="1cm" svg:height="0.75cm" svg:x="12.5cm" svg:y="23.565cm">
            <draw:text-box>
              <text:p text:style-name="P3"><text:span text:style-name="T1">Backup</text:span></text:p>
            </draw:text-box>
          </draw:frame>
        </draw:g>
        <draw:polyline draw:style-name="gr5" draw:text-style-name="P2" draw:layer="layout" svg:width="2.5cm" svg:height="0.599cm" svg:x="8cm" svg:y="23.341cm" svg:viewBox="0 0 2501 600" draw:points="2501,0 2501,600 0,600">
          <text:p/>
        </draw:polyline>
        <draw:path draw:style-name="gr5" draw:text-style-name="P2" draw:layer="layout" svg:width="2cm" svg:height="0.224cm" svg:x="10.5cm" svg:y="23.716cm" svg:viewBox="0 0 2001 225" svg:d="M0 0v225h1417c0-15 4-29 11-42s18-24 30-31c13-7 28-11 42-11 15 0 29 4 42 11s23 18 31 31c7 13 11 27 11 42h417">
          <text:p/>
        </draw:path>
        <draw:g>
          <draw:g>
            <draw:polygon draw:style-name="gr1" draw:text-style-name="P1" draw:layer="layout" svg:width="2.5cm" svg:height="0.5cm" svg:x="9.125cm" svg:y="5.797cm" svg:viewBox="0 0 2501 501" draw:points="0,501 2501,501 2501,0 0,0">
              <text:p/>
            </draw:polygon>
            <draw:polygon draw:style-name="gr2" draw:text-style-name="P2" draw:layer="layout" svg:width="2.5cm" svg:height="0.5cm" svg:x="9.125cm" svg:y="5.797cm" svg:viewBox="0 0 2501 501" draw:points="0,501 2501,501 2501,0 0,0">
              <text:p/>
            </draw:polygon>
          </draw:g>
          <draw:frame draw:style-name="gr8" draw:text-style-name="P2" draw:layer="layout" svg:width="2.5cm" svg:height="0.5cm" svg:x="9.125cm" svg:y="5.797cm">
            <draw:text-box>
              <text:p text:style-name="P3"><text:span text:style-name="T1">Definir Caixa inicial</text:span></text:p>
            </draw:text-box>
          </draw:frame>
        </draw:g>
        <draw:line draw:style-name="gr5" draw:text-style-name="P2" draw:layer="layout" svg:x1="10.375cm" svg:y1="5.318cm" svg:x2="10.375cm" svg:y2="5.797cm">
          <text:p/>
        </draw:line>
        <draw:line draw:style-name="gr5" draw:text-style-name="P2" draw:layer="layout" svg:x1="10.375cm" svg:y1="6.297cm" svg:x2="10.375cm" svg:y2="6.685cm">
          <text:p/>
        </draw:line>
        <draw:g>
          <draw:polygon draw:style-name="gr1" draw:text-style-name="P1" draw:layer="layout" svg:width="1.25cm" svg:height="0.901cm" svg:x="12.375cm" svg:y="24.914cm" svg:viewBox="0 0 1251 902" draw:points="626,902 1251,450 626,0 0,450">
            <text:p/>
          </draw:polygon>
          <draw:polygon draw:style-name="gr9" draw:text-style-name="P2" draw:layer="layout" svg:width="1.25cm" svg:height="0.901cm" svg:x="12.375cm" svg:y="24.914cm" svg:viewBox="0 0 1251 902" draw:points="626,902 1251,450 626,0 0,450">
            <text:p/>
          </draw:polygon>
        </draw:g>
        <draw:g>
          <draw:g>
            <draw:polygon draw:style-name="gr1" draw:text-style-name="P1" draw:layer="layout" svg:width="1.25cm" svg:height="0.75cm" svg:x="11.5cm" svg:y="26.414cm" svg:viewBox="0 0 1251 751" draw:points="0,751 1251,751 1251,0 0,0">
              <text:p/>
            </draw:polygon>
            <draw:polygon draw:style-name="gr2" draw:text-style-name="P2" draw:layer="layout" svg:width="1.25cm" svg:height="0.75cm" svg:x="11.5cm" svg:y="26.414cm" svg:viewBox="0 0 1251 751" draw:points="0,751 1251,751 1251,0 0,0">
              <text:p/>
            </draw:polygon>
          </draw:g>
          <draw:frame draw:style-name="gr7" draw:text-style-name="P2" draw:layer="layout" svg:width="1.25cm" svg:height="0.75cm" svg:x="11.5cm" svg:y="26.414cm">
            <draw:text-box>
              <text:p text:style-name="P3"><text:span text:style-name="T1">LocalOF</text:span></text:p>
            </draw:text-box>
          </draw:frame>
        </draw:g>
        <draw:line draw:style-name="gr5" draw:text-style-name="P2" draw:layer="layout" svg:x1="13cm" svg:y1="24.315cm" svg:x2="13cm" svg:y2="24.913cm">
          <text:p/>
        </draw:line>
        <draw:polyline draw:style-name="gr5" draw:text-style-name="P2" draw:layer="layout" svg:width="0.875cm" svg:height="0.599cm" svg:x="12.125cm" svg:y="25.815cm" svg:viewBox="0 0 876 600" draw:points="876,0 876,188 0,188 0,600">
          <text:p/>
        </draw:polyline>
        <draw:g>
          <draw:g>
            <draw:polygon draw:style-name="gr1" draw:text-style-name="P1" draw:layer="layout" svg:width="1.25cm" svg:height="0.75cm" svg:x="13.25cm" svg:y="26.414cm" svg:viewBox="0 0 1251 751" draw:points="0,751 1251,751 1251,0 0,0">
              <text:p/>
            </draw:polygon>
            <draw:polygon draw:style-name="gr2" draw:text-style-name="P2" draw:layer="layout" svg:width="1.25cm" svg:height="0.75cm" svg:x="13.25cm" svg:y="26.414cm" svg:viewBox="0 0 1251 751" draw:points="0,751 1251,751 1251,0 0,0">
              <text:p/>
            </draw:polygon>
          </draw:g>
          <draw:frame draw:style-name="gr7" draw:text-style-name="P2" draw:layer="layout" svg:width="1.25cm" svg:height="0.75cm" svg:x="13.25cm" svg:y="26.414cm">
            <draw:text-box>
              <text:p text:style-name="P3"><text:span text:style-name="T1">LocalON</text:span></text:p>
            </draw:text-box>
          </draw:frame>
        </draw:g>
        <draw:polyline draw:style-name="gr5" draw:text-style-name="P2" draw:layer="layout" svg:width="0.875cm" svg:height="0.599cm" svg:x="13cm" svg:y="25.815cm" svg:viewBox="0 0 876 600" draw:points="0,0 0,188 876,188 876,600">
          <text:p/>
        </draw:polyline>
        <draw:polyline draw:style-name="gr5" draw:text-style-name="P2" draw:layer="layout" svg:width="0.49cm" svg:height="0.658cm" svg:x="1.26cm" svg:y="22.065cm" svg:viewBox="0 0 491 659" draw:points="491,0 491,376 0,376 0,659">
          <text:p/>
        </draw:polyline>
        <draw:line draw:style-name="gr5" draw:text-style-name="P2" draw:layer="layout" svg:x1="1.26cm" svg:y1="23.473cm" svg:x2="1.26cm" svg:y2="24.13cm">
          <text:p/>
        </draw:line>
        <draw:g>
          <draw:g>
            <draw:path draw:style-name="gr1" draw:text-style-name="P1" draw:layer="layout" svg:width="2.5cm" svg:height="1cm" svg:x="12cm" svg:y="27.94cm" svg:viewBox="0 0 2501 1001" svg:d="M500 1001h1502c88 0 174-23 250-67s139-107 183-183c43-76 66-163 66-251 0-87-23-174-66-250-44-76-107-139-183-183s-162-67-250-67h-1502c-88 0-174 23-250 67s-139 107-183 183c-43 76-67 163-67 251 0 87 24 174 67 250 44 76 107 139 183 183s162 67 250 67z">
              <text:p/>
            </draw:path>
            <draw:path draw:style-name="gr2" draw:text-style-name="P2" draw:layer="layout" svg:width="2.5cm" svg:height="1cm" svg:x="12cm" svg:y="27.94cm" svg:viewBox="0 0 2501 1001" svg:d="M500 1001h1502c88 0 174-23 250-67s139-107 183-183c43-76 66-163 66-251 0-87-23-174-66-250-44-76-107-139-183-183s-162-67-250-67h-1502c-88 0-174 23-250 67s-139 107-183 183c-43 76-67 163-67 251 0 87 24 174 67 250 44 76 107 139 183 183s162 67 250 67z">
              <text:p/>
            </draw:path>
          </draw:g>
          <draw:frame draw:style-name="gr3" draw:text-style-name="P2" draw:layer="layout" svg:width="2.5cm" svg:height="1cm" svg:x="12cm" svg:y="27.94cm">
            <draw:text-box>
              <text:p text:style-name="P3"><text:span text:style-name="T1">Final</text:span></text:p>
            </draw:text-box>
          </draw:frame>
        </draw:g>
        <draw:polyline draw:style-name="gr5" draw:text-style-name="P2" draw:layer="layout" svg:width="1.125cm" svg:height="0.776cm" svg:x="12.125cm" svg:y="27.164cm" svg:viewBox="0 0 1126 777" draw:points="0,0 0,375 1126,375 1126,777">
          <text:p/>
        </draw:polyline>
        <draw:polyline draw:style-name="gr5" draw:text-style-name="P2" draw:layer="layout" svg:width="0.625cm" svg:height="0.776cm" svg:x="13.25cm" svg:y="27.164cm" svg:viewBox="0 0 626 777" draw:points="626,0 626,375 0,375 0,777">
          <text:p/>
        </draw:polyline>
        <draw:g>
          <draw:g>
            <draw:polygon draw:style-name="gr1" draw:text-style-name="P1" draw:layer="layout" svg:width="1.25cm" svg:height="0.75cm" svg:x="6.25cm" svg:y="26.45cm" svg:viewBox="0 0 1251 751" draw:points="0,751 1251,751 1251,0 0,0">
              <text:p/>
            </draw:polygon>
            <draw:polygon draw:style-name="gr2" draw:text-style-name="P2" draw:layer="layout" svg:width="1.25cm" svg:height="0.75cm" svg:x="6.25cm" svg:y="26.45cm" svg:viewBox="0 0 1251 751" draw:points="0,751 1251,751 1251,0 0,0">
              <text:p/>
            </draw:polygon>
          </draw:g>
          <draw:frame draw:style-name="gr7" draw:text-style-name="P2" draw:layer="layout" svg:width="1.25cm" svg:height="0.75cm" svg:x="6.25cm" svg:y="26.45cm">
            <draw:text-box>
              <text:p text:style-name="P3"><text:span text:style-name="T1">Mensal</text:span></text:p>
            </draw:text-box>
          </draw:frame>
        </draw:g>
        <draw:polyline draw:style-name="gr5" draw:text-style-name="P2" draw:layer="layout" svg:width="0.625cm" svg:height="0.599cm" svg:x="6.875cm" svg:y="25.851cm" svg:viewBox="0 0 626 600" draw:points="626,0 626,188 0,188 0,600">
          <text:p/>
        </draw:polyline>
        <draw:g>
          <draw:g>
            <draw:polygon draw:style-name="gr1" draw:text-style-name="P1" draw:layer="layout" svg:width="1.25cm" svg:height="0.75cm" svg:x="7.75cm" svg:y="26.45cm" svg:viewBox="0 0 1251 751" draw:points="0,751 1251,751 1251,0 0,0">
              <text:p/>
            </draw:polygon>
            <draw:polygon draw:style-name="gr2" draw:text-style-name="P2" draw:layer="layout" svg:width="1.25cm" svg:height="0.75cm" svg:x="7.75cm" svg:y="26.45cm" svg:viewBox="0 0 1251 751" draw:points="0,751 1251,751 1251,0 0,0">
              <text:p/>
            </draw:polygon>
          </draw:g>
          <draw:frame draw:style-name="gr7" draw:text-style-name="P2" draw:layer="layout" svg:width="1.25cm" svg:height="0.75cm" svg:x="7.75cm" svg:y="26.45cm">
            <draw:text-box>
              <text:p text:style-name="P3"><text:span text:style-name="T1">Dia</text:span></text:p>
            </draw:text-box>
          </draw:frame>
        </draw:g>
        <draw:polyline draw:style-name="gr5" draw:text-style-name="P2" draw:layer="layout" svg:width="0.875cm" svg:height="0.599cm" svg:x="7.5cm" svg:y="25.851cm" svg:viewBox="0 0 876 600" draw:points="0,0 0,188 876,188 876,600">
          <text:p/>
        </draw:polyline>
        <draw:g>
          <draw:polygon draw:style-name="gr1" draw:text-style-name="P1" draw:layer="layout" svg:width="1.25cm" svg:height="0.901cm" svg:x="6.875cm" svg:y="24.95cm" svg:viewBox="0 0 1251 902" draw:points="626,902 1251,450 626,0 0,450">
            <text:p/>
          </draw:polygon>
          <draw:polygon draw:style-name="gr9" draw:text-style-name="P2" draw:layer="layout" svg:width="1.25cm" svg:height="0.901cm" svg:x="6.875cm" svg:y="24.95cm" svg:viewBox="0 0 1251 902" draw:points="626,902 1251,450 626,0 0,450">
            <text:p/>
          </draw:polygon>
        </draw:g>
        <draw:line draw:style-name="gr5" draw:text-style-name="P2" draw:layer="layout" svg:x1="7.5cm" svg:y1="24.315cm" svg:x2="7.5cm" svg:y2="24.95cm">
          <text:p/>
        </draw:line>
        <draw:g>
          <draw:g>
            <draw:polygon draw:style-name="gr1" draw:text-style-name="P1" draw:layer="layout" svg:width="2cm" svg:height="0.75cm" svg:x="3.635cm" svg:y="12.615cm" svg:viewBox="0 0 2001 751" draw:points="0,751 2001,751 2001,0 0,0">
              <text:p/>
            </draw:polygon>
            <draw:polygon draw:style-name="gr2" draw:text-style-name="P2" draw:layer="layout" svg:width="2cm" svg:height="0.75cm" svg:x="3.635cm" svg:y="12.615cm" svg:viewBox="0 0 2001 751" draw:points="0,751 2001,751 2001,0 0,0">
              <text:p/>
            </draw:polygon>
          </draw:g>
          <draw:frame draw:style-name="gr7" draw:text-style-name="P2" draw:layer="layout" svg:width="2cm" svg:height="0.75cm" svg:x="3.635cm" svg:y="12.615cm">
            <draw:text-box>
              <text:p text:style-name="P3"><text:span text:style-name="T1">Lista de pedidos</text:span></text:p>
            </draw:text-box>
          </draw:frame>
        </draw:g>
        <draw:g>
          <draw:g>
            <draw:polygon draw:style-name="gr1" draw:text-style-name="P1" draw:layer="layout" svg:width="1.25cm" svg:height="0.75cm" svg:x="6.25cm" svg:y="17.091cm" svg:viewBox="0 0 1251 751" draw:points="0,751 1251,751 1251,0 0,0">
              <text:p/>
            </draw:polygon>
            <draw:polygon draw:style-name="gr2" draw:text-style-name="P2" draw:layer="layout" svg:width="1.25cm" svg:height="0.75cm" svg:x="6.25cm" svg:y="17.091cm" svg:viewBox="0 0 1251 751" draw:points="0,751 1251,751 1251,0 0,0">
              <text:p/>
            </draw:polygon>
          </draw:g>
          <draw:frame draw:style-name="gr7" draw:text-style-name="P2" draw:layer="layout" svg:width="1.25cm" svg:height="0.823cm" svg:x="6.25cm" svg:y="17.055cm">
            <draw:text-box>
              <text:p text:style-name="P3"><text:span text:style-name="T1">LocalizarPedido</text:span></text:p>
            </draw:text-box>
          </draw:frame>
        </draw:g>
        <draw:line draw:style-name="gr5" draw:text-style-name="P2" draw:layer="layout" svg:x1="6.875cm" svg:y1="16.715cm" svg:x2="6.875cm" svg:y2="17.091cm">
          <text:p/>
        </draw:line>
        <draw:g>
          <draw:g>
            <draw:polygon draw:style-name="gr1" draw:text-style-name="P1" draw:layer="layout" svg:width="2cm" svg:height="0.75cm" svg:x="6cm" svg:y="18.45cm" svg:viewBox="0 0 2001 751" draw:points="0,751 2001,751 2001,0 0,0">
              <text:p/>
            </draw:polygon>
            <draw:polygon draw:style-name="gr2" draw:text-style-name="P2" draw:layer="layout" svg:width="2cm" svg:height="0.75cm" svg:x="6cm" svg:y="18.45cm" svg:viewBox="0 0 2001 751" draw:points="0,751 2001,751 2001,0 0,0">
              <text:p/>
            </draw:polygon>
          </draw:g>
          <draw:frame draw:style-name="gr7" draw:text-style-name="P2" draw:layer="layout" svg:width="2cm" svg:height="0.823cm" svg:x="6cm" svg:y="18.414cm">
            <draw:text-box>
              <text:p text:style-name="P3"><text:span text:style-name="T1">Confirmar</text:span></text:p>
              <text:p text:style-name="P3"><text:span text:style-name="T1">Cancelamento</text:span></text:p>
            </draw:text-box>
          </draw:frame>
        </draw:g>
        <draw:line draw:style-name="gr5" draw:text-style-name="P2" draw:layer="layout" svg:x1="4.635cm" svg:y1="12.065cm" svg:x2="4.635cm" svg:y2="12.615cm">
          <text:p/>
        </draw:line>
        <draw:path draw:style-name="gr5" draw:text-style-name="P2" draw:layer="layout" svg:width="2.24cm" svg:height="0.925cm" svg:x="4.635cm" svg:y="15.04cm" svg:viewBox="0 0 2241 926" svg:d="M0 0v375h656c0-14 4-29 11-41 8-13 18-24 31-31s27-11 42-11c14 0 29 4 42 11 12 7 23 18 30 31 8 12 11 27 11 41h1418v551">
          <text:p/>
        </draw:path>
        <draw:polyline draw:style-name="gr5" draw:text-style-name="P2" draw:layer="layout" svg:width="1.46cm" svg:height="0.644cm" svg:x="3.175cm" svg:y="15.04cm" svg:viewBox="0 0 1461 645" draw:points="1461,0 1461,376 0,376 0,645">
          <text:p/>
        </draw:polyline>
        <draw:line draw:style-name="gr5" draw:text-style-name="P2" draw:layer="layout" svg:x1="4.635cm" svg:y1="13.365cm" svg:x2="4.635cm" svg:y2="14.29cm">
          <text:p/>
        </draw:line>
        <draw:path draw:style-name="gr5" draw:text-style-name="P2" draw:layer="layout" svg:width="10.375cm" svg:height="4.261cm" svg:x="5cm" svg:y="16.021cm" svg:viewBox="0 0 10376 4262" svg:d="M0 4262h291c0-15 4-29 11-42 8-12 18-23 31-30 12-8 27-12 42-12 14 0 29 4 41 12 13 7 24 18 31 30 7 13 11 27 11 42h4083c0-15 4-29 12-42 7-12 17-23 30-30 13-8 27-12 42-12s29 4 42 12c12 7 23 18 30 30 8 13 11 27 11 42h709c0-15 3-29 11-42 7-12 18-23 30-30 13-8 27-12 42-12s29 4 42 12c12 7 23 18 30 30 8 13 12 27 12 42h1333c0-15 4-29 11-42 7-12 18-23 30-30 13-8 28-12 42-12 15 0 29 4 42 12 13 7 23 18 30 30 8 13 12 27 12 42h1708c0-15 4-29 11-42 7-12 18-23 31-30 12-8 27-12 41-12 15 0 29 4 42 12 13 7 23 18 31 30 7 13 11 27 11 42h1417v-4262">
          <text:p/>
        </draw:path>
        <draw:g>
          <draw:g>
            <draw:polygon draw:style-name="gr1" draw:text-style-name="P1" draw:layer="layout" svg:width="2.625cm" svg:height="0.75cm" svg:x="9.187cm" svg:y="24.95cm" svg:viewBox="0 0 2626 751" draw:points="0,751 2626,751 2626,0 0,0">
              <text:p/>
            </draw:polygon>
            <draw:polygon draw:style-name="gr2" draw:text-style-name="P2" draw:layer="layout" svg:width="2.625cm" svg:height="0.75cm" svg:x="9.187cm" svg:y="24.95cm" svg:viewBox="0 0 2626 751" draw:points="0,751 2626,751 2626,0 0,0">
              <text:p/>
            </draw:polygon>
          </draw:g>
          <draw:frame draw:style-name="gr7" draw:text-style-name="P2" draw:layer="layout" svg:width="2.625cm" svg:height="0.75cm" svg:x="9.187cm" svg:y="24.95cm">
            <draw:text-box>
              <text:p text:style-name="P3"><text:span text:style-name="T1">Informacoes Sistema</text:span></text:p>
            </draw:text-box>
          </draw:frame>
        </draw:g>
        <draw:line draw:style-name="gr5" draw:text-style-name="P2" draw:layer="layout" svg:x1="10.5cm" svg:y1="23.94cm" svg:x2="10.5cm" svg:y2="24.949cm">
          <text:p/>
        </draw:line>
        <draw:line draw:style-name="gr5" draw:text-style-name="P2" draw:layer="layout" svg:x1="1.75cm" svg:y1="20.657cm" svg:x2="1.75cm" svg:y2="21.314cm">
          <text:p/>
        </draw:line>
        <draw:polyline draw:style-name="gr5" draw:text-style-name="P2" draw:layer="layout" svg:width="1.01cm" svg:height="15.286cm" svg:x="5cm" svg:y="12.99cm" svg:viewBox="0 0 1011 15287" draw:points="0,15287 375,15287 375,750 1011,750 1011,0 636,0">
          <text:p/>
        </draw:polyline>
        <draw:line draw:style-name="gr5" draw:text-style-name="P2" draw:layer="layout" svg:x1="4.375cm" svg:y1="19.249cm" svg:x2="4.375cm" svg:y2="19.906cm">
          <text:p/>
        </draw:line>
        <draw:g>
          <draw:g>
            <draw:polygon draw:style-name="gr1" draw:text-style-name="P1" draw:layer="layout" svg:width="1.25cm" svg:height="0.75cm" svg:x="1.125cm" svg:y="19.907cm" svg:viewBox="0 0 1251 751" draw:points="0,751 1251,751 1251,0 0,0">
              <text:p/>
            </draw:polygon>
            <draw:polygon draw:style-name="gr2" draw:text-style-name="P2" draw:layer="layout" svg:width="1.25cm" svg:height="0.75cm" svg:x="1.125cm" svg:y="19.907cm" svg:viewBox="0 0 1251 751" draw:points="0,751 1251,751 1251,0 0,0">
              <text:p/>
            </draw:polygon>
          </draw:g>
          <draw:frame draw:style-name="gr7" draw:text-style-name="P2" draw:layer="layout" svg:width="1.25cm" svg:height="0.75cm" svg:x="1.125cm" svg:y="19.907cm">
            <draw:text-box>
              <text:p text:style-name="P3"><text:span text:style-name="T1">AnPedido</text:span></text:p>
            </draw:text-box>
          </draw:frame>
        </draw:g>
        <draw:path draw:style-name="gr5" draw:text-style-name="P2" draw:layer="layout" svg:width="13cm" svg:height="4.261cm" svg:x="2.375cm" svg:y="16.021cm" svg:viewBox="0 0 13001 4262" svg:d="M0 4262h1000v-750h916c0-15 4-29 11-42 8-13 18-23 31-31 13-7 27-11 42-11 14 0 29 4 41 11 13 8 24 18 31 31s11 27 11 42h833c0-15 4-29 11-42 8-13 18-23 31-31 13-7 27-11 42-11 14 0 29 4 41 11 13 8 24 18 31 31s11 27 11 42h4084c0-15 3-29 11-42 7-13 18-23 30-31 13-7 27-11 42-11s29 4 42 11c13 8 23 18 30 31 8 13 12 27 12 42h708c0-15 3-29 11-42 7-13 18-23 30-31 13-7 27-11 42-11s29 4 42 11c13 8 23 18 30 31 8 13 12 27 12 42h1333c0-15 4-29 11-42s18-23 30-31c13-7 28-11 42-11 15 0 29 4 42 11 13 8 23 18 31 31 7 13 11 27 11 42h1708c0-15 4-29 11-42s18-23 31-31c12-7 27-11 41-11 15 0 29 4 42 11 13 8 23 18 31 31 7 13 11 27 11 42h1417v-3512">
          <text:p/>
        </draw:path>
        <draw:g>
          <draw:g>
            <draw:polygon draw:style-name="gr1" draw:text-style-name="P1" draw:layer="layout" svg:width="1.25cm" svg:height="0.75cm" svg:x="2.55cm" svg:y="15.683cm" svg:viewBox="0 0 1251 751" draw:points="0,751 1251,751 1251,0 0,0">
              <text:p/>
            </draw:polygon>
            <draw:polygon draw:style-name="gr2" draw:text-style-name="P2" draw:layer="layout" svg:width="1.25cm" svg:height="0.75cm" svg:x="2.55cm" svg:y="15.683cm" svg:viewBox="0 0 1251 751" draw:points="0,751 1251,751 1251,0 0,0">
              <text:p/>
            </draw:polygon>
          </draw:g>
          <draw:frame draw:style-name="gr7" draw:text-style-name="P2" draw:layer="layout" svg:width="1.25cm" svg:height="0.75cm" svg:x="2.55cm" svg:y="15.683cm">
            <draw:text-box>
              <text:p text:style-name="P3"><text:span text:style-name="T1">NvPedido</text:span></text:p>
            </draw:text-box>
          </draw:frame>
        </draw:g>
        <draw:line draw:style-name="gr5" draw:text-style-name="P2" draw:layer="layout" svg:x1="3.175cm" svg:y1="16.434cm" svg:x2="3.175cm" svg:y2="17.091cm">
          <text:p/>
        </draw:line>
        <draw:polyline draw:style-name="gr5" draw:text-style-name="P2" draw:layer="layout" svg:width="0.125cm" svg:height="0.609cm" svg:x="6.875cm" svg:y="17.841cm" svg:viewBox="0 0 126 610" draw:points="0,0 0,188 126,188 126,610">
          <text:p/>
        </draw:polyline>
        <draw:polyline draw:style-name="gr5" draw:text-style-name="P2" draw:layer="layout" svg:width="2.74cm" svg:height="5.835cm" svg:x="5.635cm" svg:y="12.99cm" svg:viewBox="0 0 2741 5836" draw:points="2366,5836 2741,5836 2741,0 0,0">
          <text:p/>
        </draw:polyline>
        <draw:polyline draw:style-name="gr5" draw:text-style-name="P2" draw:layer="layout" svg:width="1.375cm" svg:height="9.275cm" svg:x="12.5cm" svg:y="14.665cm" svg:viewBox="0 0 1376 9276" draw:points="1001,9276 1376,9276 1376,0 0,0">
          <text:p/>
        </draw:polyline>
        <draw:path draw:style-name="gr5" draw:text-style-name="P2" draw:layer="layout" svg:width="5.375cm" svg:height="8.9cm" svg:x="7.5cm" svg:y="14.665cm" svg:viewBox="0 0 5376 8901" svg:d="M0 8901v-375h2125v-7401h2292c0-15 4-29 11-42 7-12 18-23 31-30 12-8 27-11 41-11 15 0 29 3 42 11 13 7 23 18 31 30 7 13 11 27 11 42h792v-1125h-375">
          <text:p/>
        </draw:path>
        <draw:polyline draw:style-name="gr5" draw:text-style-name="P2" draw:layer="layout" svg:width="0.875cm" svg:height="10.66cm" svg:x="11.813cm" svg:y="14.665cm" svg:viewBox="0 0 876 10661" draw:points="0,10661 187,10661 187,937 876,937 876,0 689,0">
          <text:p/>
        </draw:polyline>
        <draw:g>
          <draw:g>
            <draw:polygon draw:style-name="gr1" draw:text-style-name="P1" draw:layer="layout" svg:width="1.25cm" svg:height="0.75cm" svg:x="1.55cm" svg:y="26.825cm" svg:viewBox="0 0 1251 751" draw:points="0,751 1251,751 1251,0 0,0">
              <text:p/>
            </draw:polygon>
            <draw:polygon draw:style-name="gr2" draw:text-style-name="P2" draw:layer="layout" svg:width="1.25cm" svg:height="0.75cm" svg:x="1.55cm" svg:y="26.825cm" svg:viewBox="0 0 1251 751" draw:points="0,751 1251,751 1251,0 0,0">
              <text:p/>
            </draw:polygon>
          </draw:g>
          <draw:frame draw:style-name="gr7" draw:text-style-name="P2" draw:layer="layout" svg:width="1.25cm" svg:height="0.823cm" svg:x="1.55cm" svg:y="26.789cm">
            <draw:text-box>
              <text:p text:style-name="P3"><text:span text:style-name="T1">Imprimir Via</text:span></text:p>
            </draw:text-box>
          </draw:frame>
        </draw:g>
        <draw:g>
          <draw:g>
            <draw:polygon draw:style-name="gr1" draw:text-style-name="P1" draw:layer="layout" svg:width="1.25cm" svg:height="0.75cm" svg:x="1.55cm" svg:y="27.901cm" svg:viewBox="0 0 1251 751" draw:points="0,751 1251,751 1251,0 0,0">
              <text:p/>
            </draw:polygon>
            <draw:polygon draw:style-name="gr2" draw:text-style-name="P2" draw:layer="layout" svg:width="1.25cm" svg:height="0.75cm" svg:x="1.55cm" svg:y="27.901cm" svg:viewBox="0 0 1251 751" draw:points="0,751 1251,751 1251,0 0,0">
              <text:p/>
            </draw:polygon>
          </draw:g>
          <draw:frame draw:style-name="gr7" draw:text-style-name="P2" draw:layer="layout" svg:width="1.25cm" svg:height="0.823cm" svg:x="1.55cm" svg:y="27.865cm">
            <draw:text-box>
              <text:p text:style-name="P3"><text:span text:style-name="T1">Amarzenar pedido</text:span></text:p>
            </draw:text-box>
          </draw:frame>
        </draw:g>
        <draw:line draw:style-name="gr5" draw:text-style-name="P2" draw:layer="layout" svg:x1="2.8cm" svg:y1="28.276cm" svg:x2="3.75cm" svg:y2="28.276cm">
          <text:p/>
        </draw:line>
        <draw:line draw:style-name="gr5" draw:text-style-name="P2" draw:layer="layout" svg:x1="2.175cm" svg:y1="27.575cm" svg:x2="2.175cm" svg:y2="27.9cm">
          <text:p/>
        </draw:line>
        <draw:path draw:style-name="gr5" draw:text-style-name="P2" draw:layer="layout" svg:width="4.365cm" svg:height="0.375cm" svg:x="15.375cm" svg:y="16.021cm" svg:viewBox="0 0 4366 376" svg:d="M4366 0v376h-1947c0-15-4-29-11-42-7-12-18-23-30-30-13-7-27-11-42-11s-29 4-41 11c-13 7-24 18-31 30-7 13-11 27-11 42h-1210c0-15-3-29-11-42-7-12-17-23-30-30s-27-11-42-11c-14 0-28 4-41 11s-23 18-30 30c-8 13-12 27-12 42h-877v-376">
          <text:p/>
        </draw:path>
        <draw:g>
          <draw:g>
            <draw:polygon draw:style-name="gr1" draw:text-style-name="P1" draw:layer="layout" svg:width="2cm" svg:height="0.75cm" svg:x="16.71cm" svg:y="23.565cm" svg:viewBox="0 0 2001 751" draw:points="0,751 2001,751 2001,0 0,0">
              <text:p/>
            </draw:polygon>
            <draw:polygon draw:style-name="gr2" draw:text-style-name="P2" draw:layer="layout" svg:width="2cm" svg:height="0.75cm" svg:x="16.71cm" svg:y="23.565cm" svg:viewBox="0 0 2001 751" draw:points="0,751 2001,751 2001,0 0,0">
              <text:p/>
            </draw:polygon>
          </draw:g>
          <draw:frame draw:style-name="gr7" draw:text-style-name="P2" draw:layer="layout" svg:width="2cm" svg:height="0.75cm" svg:x="16.71cm" svg:y="23.565cm">
            <draw:text-box>
              <text:p text:style-name="P3"><text:span text:style-name="T1">Config Cardapio</text:span></text:p>
            </draw:text-box>
          </draw:frame>
        </draw:g>
        <draw:path draw:style-name="gr5" draw:text-style-name="P2" draw:layer="layout" svg:width="5.211cm" svg:height="8.984cm" svg:x="12.5cm" svg:y="14.582cm" svg:viewBox="0 0 5212 8985" svg:d="M0 84h4918c0-15 4-29 11-42 7-12 18-23 31-30 12-8 27-12 41-12 15 0 29 4 42 12 13 7 23 18 31 30 7 13 11 27 11 42h127v8901">
          <text:p/>
        </draw:path>
        <draw:polyline draw:style-name="gr5" draw:text-style-name="P2" draw:layer="layout" svg:width="4.211cm" svg:height="9.275cm" svg:x="12.5cm" svg:y="14.665cm" svg:viewBox="0 0 4212 9276" draw:points="4212,9276 3837,9276 3837,0 0,0">
          <text:p/>
        </draw:polyline>
        <draw:g>
          <draw:polygon draw:style-name="gr1" draw:text-style-name="P1" draw:layer="layout" svg:width="1.25cm" svg:height="0.901cm" svg:x="17.079cm" svg:y="26.262cm" svg:viewBox="0 0 1251 902" draw:points="626,902 1251,450 626,0 0,450">
            <text:p/>
          </draw:polygon>
          <draw:polygon draw:style-name="gr9" draw:text-style-name="P2" draw:layer="layout" svg:width="1.25cm" svg:height="0.901cm" svg:x="17.079cm" svg:y="26.262cm" svg:viewBox="0 0 1251 902" draw:points="626,902 1251,450 626,0 0,450">
            <text:p/>
          </draw:polygon>
        </draw:g>
        <draw:line draw:style-name="gr5" draw:text-style-name="P2" draw:layer="layout" svg:x1="17.71cm" svg:y1="24.315cm" svg:x2="17.71cm" svg:y2="25.065cm">
          <text:p/>
        </draw:line>
        <draw:g>
          <draw:g>
            <draw:polygon draw:style-name="gr1" draw:text-style-name="P1" draw:layer="layout" svg:width="2cm" svg:height="0.75cm" svg:x="16.71cm" svg:y="25.065cm" svg:viewBox="0 0 2001 751" draw:points="0,751 2001,751 2001,0 0,0">
              <text:p/>
            </draw:polygon>
            <draw:polygon draw:style-name="gr2" draw:text-style-name="P2" draw:layer="layout" svg:width="2cm" svg:height="0.75cm" svg:x="16.71cm" svg:y="25.065cm" svg:viewBox="0 0 2001 751" draw:points="0,751 2001,751 2001,0 0,0">
              <text:p/>
            </draw:polygon>
          </draw:g>
          <draw:frame draw:style-name="gr7" draw:text-style-name="P2" draw:layer="layout" svg:width="2cm" svg:height="0.75cm" svg:x="16.71cm" svg:y="25.065cm">
            <draw:text-box>
              <text:p text:style-name="P3"><text:span text:style-name="T1">Cardapio</text:span></text:p>
            </draw:text-box>
          </draw:frame>
        </draw:g>
        <draw:polyline draw:style-name="gr5" draw:text-style-name="P2" draw:layer="layout" svg:width="0.697cm" svg:height="0.536cm" svg:x="17.007cm" svg:y="27.164cm" svg:viewBox="0 0 698 537" draw:points="698,0 698,187 0,187 0,537">
          <text:p/>
        </draw:polyline>
        <draw:g>
          <draw:g>
            <draw:polygon draw:style-name="gr1" draw:text-style-name="P1" draw:layer="layout" svg:width="1.25cm" svg:height="0.75cm" svg:x="16.381cm" svg:y="27.7cm" svg:viewBox="0 0 1251 751" draw:points="0,751 1251,751 1251,0 0,0">
              <text:p/>
            </draw:polygon>
            <draw:polygon draw:style-name="gr2" draw:text-style-name="P2" draw:layer="layout" svg:width="1.25cm" svg:height="0.75cm" svg:x="16.381cm" svg:y="27.7cm" svg:viewBox="0 0 1251 751" draw:points="0,751 1251,751 1251,0 0,0">
              <text:p/>
            </draw:polygon>
          </draw:g>
          <draw:frame draw:style-name="gr7" draw:text-style-name="P2" draw:layer="layout" svg:width="1.25cm" svg:height="0.75cm" svg:x="16.381cm" svg:y="27.7cm">
            <draw:text-box>
              <text:p text:style-name="P3"><text:span text:style-name="T1">Adicionar</text:span></text:p>
            </draw:text-box>
          </draw:frame>
        </draw:g>
        <draw:g>
          <draw:g>
            <draw:polygon draw:style-name="gr1" draw:text-style-name="P1" draw:layer="layout" svg:width="1.25cm" svg:height="0.75cm" svg:x="17.882cm" svg:y="27.7cm" svg:viewBox="0 0 1251 751" draw:points="0,751 1251,751 1251,0 0,0">
              <text:p/>
            </draw:polygon>
            <draw:polygon draw:style-name="gr2" draw:text-style-name="P2" draw:layer="layout" svg:width="1.25cm" svg:height="0.75cm" svg:x="17.882cm" svg:y="27.7cm" svg:viewBox="0 0 1251 751" draw:points="0,751 1251,751 1251,0 0,0">
              <text:p/>
            </draw:polygon>
          </draw:g>
          <draw:frame draw:style-name="gr7" draw:text-style-name="P2" draw:layer="layout" svg:width="1.25cm" svg:height="0.75cm" svg:x="17.882cm" svg:y="27.7cm">
            <draw:text-box>
              <text:p text:style-name="P3"><text:span text:style-name="T1">Deletar</text:span></text:p>
            </draw:text-box>
          </draw:frame>
        </draw:g>
        <draw:polyline draw:style-name="gr5" draw:text-style-name="P2" draw:layer="layout" svg:width="0.803cm" svg:height="0.536cm" svg:x="17.704cm" svg:y="27.164cm" svg:viewBox="0 0 804 537" draw:points="0,0 0,187 804,187 804,537">
          <text:p/>
        </draw:polyline>
        <draw:polyline draw:style-name="gr5" draw:text-style-name="P2" draw:layer="layout" svg:width="0.007cm" svg:height="0.447cm" svg:x="17.704cm" svg:y="25.815cm" svg:viewBox="0 0 8 448" draw:points="8,0 8,187 0,187 0,448">
          <text:p/>
        </draw:polyline>
        <draw:g>
          <draw:polyline draw:style-name="gr9" draw:text-style-name="P2" draw:layer="layout" svg:width="0.15cm" svg:height="1cm" svg:x="2.985cm" svg:y="3.818cm" svg:viewBox="0 0 151 1001" draw:points="0,1001 151,1001 151,0 0,0">
            <text:p/>
          </draw:polyline>
          <draw:line draw:style-name="gr10" draw:text-style-name="P2" draw:layer="layout" svg:x1="3.135cm" svg:y1="4.319cm" svg:x2="6.601cm" svg:y2="4.3cm">
            <text:p/>
          </draw:line>
          <draw:frame draw:style-name="gr11" draw:text-style-name="P2" draw:layer="layout" svg:width="2.5cm" svg:height="0.623cm" svg:x="0.635cm" svg:y="4.006cm">
            <draw:text-box>
              <text:p text:style-name="P4"><text:span text:style-name="T1">Login error</text:span></text:p>
            </draw:text-box>
          </draw:frame>
        </draw:g>
        <draw:g>
          <draw:polyline draw:style-name="gr9" draw:text-style-name="P2" draw:layer="layout" svg:width="2.5cm" svg:height="0.15cm" svg:x="0.635cm" svg:y="14.876cm" svg:viewBox="0 0 2501 151" draw:points="0,0 0,151 2501,151 2501,0">
            <text:p/>
          </draw:polyline>
          <draw:line draw:style-name="gr10" draw:text-style-name="P2" draw:layer="layout" svg:x1="1.885cm" svg:y1="15.026cm" svg:x2="2.88cm" svg:y2="15.685cm">
            <text:p/>
          </draw:line>
          <draw:frame draw:style-name="gr12" draw:text-style-name="P2" draw:layer="layout" svg:width="2.5cm" svg:height="1.129cm" svg:x="0.635cm" svg:y="13.861cm">
            <draw:text-box>
              <text:p text:style-name="P3"><text:span text:style-name="T2">Nv = Novo Pedido</text:span></text:p>
            </draw:text-box>
          </draw:frame>
        </draw:g>
        <draw:g>
          <draw:polyline draw:style-name="gr9" draw:text-style-name="P2" draw:layer="layout" svg:width="0.15cm" svg:height="1.2cm" svg:x="6cm" svg:y="20.7cm" svg:viewBox="0 0 151 1201" draw:points="151,0 0,0 0,1201 151,1201">
            <text:p/>
          </draw:polyline>
          <draw:path draw:style-name="gr10" draw:text-style-name="P2" draw:layer="layout" svg:width="1cm" svg:height="0.797cm" svg:x="5cm" svg:y="20.503cm" svg:viewBox="0 0 1001 798" svg:d="M1001 798l-561-447c3-3 5-7 7-10 8-13 12-28 12-42 0-15-4-29-12-42-7-13-18-24-30-31-13-7-27-11-42-11s-29 4-42 11c-9 5-17 12-24 21l-309-247">
            <text:p/>
          </draw:path>
          <draw:frame draw:style-name="gr12" draw:text-style-name="P2" draw:layer="layout" svg:width="2.5cm" svg:height="1.129cm" svg:x="6cm" svg:y="20.736cm">
            <draw:text-box>
              <text:p text:style-name="P5"><text:span text:style-name="T2">An = Anotar Pedido</text:span></text:p>
            </draw:text-box>
          </draw:frame>
        </draw:g>
        <draw:g>
          <draw:polyline draw:style-name="gr9" draw:text-style-name="P2" draw:layer="layout" svg:width="2.5cm" svg:height="0.15cm" svg:x="6cm" svg:y="22.88cm" svg:viewBox="0 0 2501 151" draw:points="0,0 0,151 2501,151 2501,0">
            <text:p/>
          </draw:polyline>
          <draw:line draw:style-name="gr10" draw:text-style-name="P2" draw:layer="layout" svg:x1="7.25cm" svg:y1="23.03cm" svg:x2="7.439cm" svg:y2="23.566cm">
            <text:p/>
          </draw:line>
          <draw:frame draw:style-name="gr12" draw:text-style-name="P2" draw:layer="layout" svg:width="2.5cm" svg:height="1.129cm" svg:x="6cm" svg:y="21.866cm">
            <draw:text-box>
              <text:p text:style-name="P3"><text:span text:style-name="T2">Relt = Relatorio</text:span></text:p>
            </draw:text-box>
          </draw:frame>
        </draw:g>
        <draw:polyline draw:style-name="gr5" draw:text-style-name="P2" draw:layer="layout" svg:width="2.5cm" svg:height="1.868cm" svg:x="6.6cm" svg:y="2.631cm" svg:viewBox="0 0 2501 1869" draw:points="2501,1869 0,1869 0,0">
          <text:p/>
        </draw:poly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marker draw:name="Marker_5f_0" draw:display-name="Marker_0" svg:viewBox="0 0 20 20" svg:d="M10 0l-10 20h20z"/>
    <draw:stroke-dash draw:name="Dash_5f_0" draw:display-name="Dash_0" draw:style="round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19-10-02T01:31:55.748000000</dc:date>
    <dc:description/>
    <dc:language>pt-BR</dc:language>
    <dc:subject/>
    <dc:title/>
    <meta:creation-date>2019-09-15T03:10:41Z</meta:creation-date>
    <meta:initial-creator>Henrique Almeida</meta:initial-creator>
    <meta:keyword/>
    <meta:generator>LibreOffice/6.3.1.2$Windows_X86_64 LibreOffice_project/b79626edf0065ac373bd1df5c28bd630b4424273</meta:generator>
    <meta:editing-duration>PT1M43S</meta:editing-duration>
    <meta:editing-cycles>1</meta:editing-cycles>
    <meta:document-statistic meta:object-count="301"/>
    <meta:user-defined meta:name="category"/>
    <meta:user-defined meta:name="company"/>
  </office:meta>
</office:document-meta>
</file>